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669cm"/>
    </style:style>
    <style:style style:name="Tabla2.B" style:family="table-column">
      <style:table-column-properties style:column-width="5.496cm"/>
    </style:style>
    <style:style style:name="Tabla2.C" style:family="table-column">
      <style:table-column-properties style:column-width="5.847cm"/>
    </style:style>
    <style:style style:name="Tabla2.1" style:family="table-row">
      <style:table-row-properties style:min-row-height="1.085cm"/>
    </style:style>
    <style:style style:name="Tabla2.A1" style:family="table-cell">
      <style:table-cell-properties fo:padding="0.097cm" fo:border="none"/>
    </style:style>
    <style:style style:name="P1" style:family="paragraph" style:parent-style-name="Standard">
      <style:paragraph-properties fo:margin-left="0cm" fo:margin-right="1.515cm" fo:margin-top="0cm" fo:margin-bottom="0.3cm" fo:text-align="center" style:justify-single-word="false" fo:text-indent="0cm" style:auto-text-indent="false"/>
    </style:style>
    <style:style style:name="P2" style:family="paragraph" style:parent-style-name="Standard">
      <style:paragraph-properties fo:margin-left="0cm" fo:margin-right="1.515cm" fo:margin-top="0cm" fo:margin-bottom="0.3cm" fo:text-align="center"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3" style:family="paragraph" style:parent-style-name="Standard">
      <style:paragraph-properties fo:margin-left="0cm" fo:margin-right="1.515cm" fo:margin-top="0cm" fo:margin-bottom="0.3cm" fo:text-align="end"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4" style:family="paragraph" style:parent-style-name="Standard">
      <style:paragraph-properties fo:margin-left="0cm" fo:margin-right="1.515cm" fo:margin-top="0cm" fo:margin-bottom="0.3cm" fo:text-align="start"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5" style:family="paragraph" style:parent-style-name="Standard">
      <style:paragraph-properties fo:margin-left="0cm" fo:margin-right="1.515cm" fo:margin-top="0cm" fo:margin-bottom="0.3cm" fo:text-align="end" style:justify-single-word="false" fo:text-indent="0cm" style:auto-text-indent="false"/>
      <style:text-properties style:font-name="Times New Roman" fo:font-size="14pt" fo:font-weight="normal" style:font-size-asian="14pt" style:language-asian="es" style:country-asian="ES" style:font-weight-asian="normal" style:font-size-complex="14pt" style:font-weight-complex="normal"/>
    </style:style>
    <style:style style:name="P6" style:family="paragraph" style:parent-style-name="heading_20_1">
      <style:paragraph-properties fo:margin-left="0cm" fo:margin-right="1.515cm" fo:margin-top="0cm" fo:margin-bottom="0.3cm" fo:text-align="center"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7"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2pt" fo:font-style="normal" style:font-size-asian="10.5pt" style:language-asian="es" style:country-asian="ES" style:font-style-asian="normal" style:font-size-complex="12pt" style:font-style-complex="normal"/>
    </style:style>
    <style:style style:name="P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2pt" fo:font-style="normal" fo:font-weight="bold" style:font-size-asian="10.5pt" style:language-asian="es" style:country-asian="ES" style:font-style-asian="normal" style:font-weight-asian="bold" style:font-size-complex="12pt" style:font-style-complex="normal" style:font-weight-complex="bold"/>
    </style:style>
    <style:style style:name="P9"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P10" style:family="paragraph" style:parent-style-name="heading_20_1">
      <style:paragraph-properties fo:margin-left="0cm" fo:margin-right="0cm" fo:margin-top="0cm" fo:margin-bottom="0.3cm" fo:text-align="start" style:justify-single-word="false" fo:text-indent="0cm" style:auto-text-indent="false"/>
      <style:text-properties style:font-name="Times New Roman" fo:font-size="20pt" style:text-underline-style="solid" style:text-underline-width="auto" style:text-underline-color="font-color" fo:font-weight="bold" style:font-size-asian="20pt" style:language-asian="es" style:country-asian="ES" style:font-weight-asian="bold" style:font-size-complex="20pt" style:font-weight-complex="bold"/>
    </style:style>
    <style:style style:name="P11" style:family="paragraph" style:parent-style-name="Table_20_Contents">
      <style:paragraph-properties fo:text-align="center" style:justify-single-word="false"/>
      <style:text-properties style:font-name="Times New Roman" fo:font-size="14pt" style:font-size-asian="14pt" style:font-size-complex="14pt"/>
    </style:style>
    <style:style style:name="P12" style:family="paragraph" style:parent-style-name="Subtitle">
      <style:paragraph-properties fo:margin-top="0.22cm" fo:margin-bottom="0.22cm"/>
      <style:text-properties style:font-name="Times New Roman" style:text-underline-style="none" fo:font-weight="bold" style:language-asian="es" style:country-asian="ES" style:font-weight-asian="bold" style:font-weight-complex="bold"/>
    </style:style>
    <style:style style:name="P13" style:family="paragraph" style:parent-style-name="Subtitle">
      <style:paragraph-properties fo:margin-top="0.22cm" fo:margin-bottom="0.22cm"/>
      <style:text-properties style:font-name="Times New Roman" fo:font-size="14pt" fo:font-weight="bold" style:font-size-asian="14pt" style:language-asian="es" style:country-asian="ES" style:font-weight-asian="bold" style:font-size-complex="14pt" style:font-weight-complex="bold"/>
    </style:style>
    <style:style style:name="P14" style:family="paragraph" style:parent-style-name="Title">
      <style:paragraph-properties fo:margin-top="0.22cm" fo:margin-bottom="0.22cm"/>
      <style:text-properties style:font-name="Times New Roman" fo:font-weight="bold" style:language-asian="es" style:country-asian="ES" style:font-weight-asian="bold" style:font-weight-complex="bold"/>
    </style:style>
    <style:style style:name="P15" style:family="paragraph" style:parent-style-name="Title">
      <style:paragraph-properties fo:margin-top="0.22cm" fo:margin-bottom="0.22cm"/>
      <style:text-properties style:font-name="Times New Roman" fo:font-weight="normal" style:language-asian="es" style:country-asian="ES" style:font-weight-asian="normal" style:font-weight-complex="normal"/>
    </style:style>
    <style:style style:name="P16" style:family="paragraph" style:parent-style-name="Title">
      <style:paragraph-properties fo:margin-top="0.22cm" fo:margin-bottom="0.22cm"/>
      <style:text-properties style:font-name="Times New Roman" fo:font-size="20pt" fo:font-weight="bold" style:font-size-asian="20pt" style:language-asian="es" style:country-asian="ES" style:font-weight-asian="bold" style:font-size-complex="20pt" style:font-weight-complex="bold"/>
    </style:style>
    <style:style style:name="P17" style:family="paragraph" style:parent-style-name="Title">
      <style:paragraph-properties fo:margin-top="0.22cm" fo:margin-bottom="0.22cm"/>
      <style:text-properties style:font-name="Times New Roman" fo:font-size="24pt" fo:font-weight="bold" style:font-size-asian="24pt" style:language-asian="es" style:country-asian="ES" style:font-weight-asian="bold" style:font-size-complex="24pt" style:font-weight-complex="bold"/>
    </style:style>
    <style:style style:name="P18" style:family="paragraph" style:parent-style-name="Title">
      <style:paragraph-properties fo:margin-top="0cm" fo:margin-bottom="0.212cm" fo:text-align="center" style:justify-single-word="false"/>
      <style:text-properties style:font-name="Times New Roman" fo:font-size="14pt" style:font-size-asian="14pt" style:language-asian="es" style:country-asian="ES" style:font-size-complex="14pt"/>
    </style:style>
    <style:style style:name="P19" style:family="paragraph" style:parent-style-name="Title">
      <style:paragraph-properties fo:margin-top="0cm" fo:margin-bottom="0.423cm" fo:text-align="center" style:justify-single-word="false"/>
      <style:text-properties style:font-name="Times New Roman" fo:font-size="14pt" style:font-size-asian="14pt" style:font-size-complex="14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heading_20_1">
      <style:paragraph-properties fo:margin-top="0cm" fo:margin-bottom="0.3cm" fo:text-align="center" style:justify-single-word="false"/>
      <style:text-properties style:font-name="Times New Roman" fo:font-size="14pt" fo:font-weight="bold" style:font-size-asian="14pt" style:language-asian="es" style:country-asian="ES" style:font-weight-asian="bold" style:font-size-complex="14pt" style:font-weight-complex="bold"/>
    </style:style>
    <style:style style:name="P23" style:family="paragraph" style:parent-style-name="heading_20_1">
      <style:paragraph-properties fo:margin-top="0cm" fo:margin-bottom="0.3cm" fo:text-align="start" style:justify-single-word="false"/>
      <style:text-properties style:font-name="Times New Roman" fo:font-size="14pt" style:text-underline-style="solid" style:text-underline-width="auto" style:text-underline-color="font-color" fo:font-weight="normal" style:font-size-asian="14pt" style:language-asian="es" style:country-asian="ES" style:font-weight-asian="normal" style:font-size-complex="14pt" style:font-weight-complex="normal"/>
    </style:style>
    <style:style style:name="P24" style:family="paragraph" style:parent-style-name="Standard" style:list-style-name="L3"/>
    <style:style style:name="P25" style:family="paragraph" style:parent-style-name="Standard">
      <style:paragraph-properties fo:text-align="justify" style:justify-single-word="false"/>
    </style:style>
    <style:style style:name="P26" style:family="paragraph" style:parent-style-name="Standard" style:list-style-name="L2">
      <style:paragraph-properties fo:margin-left="0cm" fo:margin-right="0cm" fo:margin-top="0cm" fo:margin-bottom="0.199cm" fo:text-align="justify" style:justify-single-word="false" fo:text-indent="0cm" style:auto-text-indent="false"/>
    </style:style>
    <style:style style:name="P27" style:family="paragraph" style:parent-style-name="Title" style:master-page-name="First_20_Page">
      <style:paragraph-properties fo:margin-top="0.22cm" fo:margin-bottom="0.22cm" style:page-number="auto"/>
      <style:text-properties style:font-name="Times New Roman" fo:font-weight="bold" style:language-asian="es" style:country-asian="ES" style:font-weight-asian="bold" style:font-weight-complex="bold"/>
    </style:style>
    <style:style style:name="P28" style:family="paragraph" style:parent-style-name="heading_20_1" style:list-style-name="L1">
      <style:paragraph-properties fo:margin-top="0cm" fo:margin-bottom="0.3cm" fo:text-align="center" style:justify-single-word="false"/>
      <style:text-properties style:font-name="Times New Roman" fo:font-size="14pt" fo:font-weight="bold" style:font-size-asian="14pt" style:language-asian="es" style:country-asian="ES" style:font-weight-asian="bold" style:font-size-complex="14pt" style:font-weight-complex="bold"/>
    </style:style>
    <style:style style:name="P29" style:family="paragraph" style:parent-style-name="Frame_20_contents">
      <style:paragraph-properties fo:text-align="center" style:justify-single-word="false"/>
      <style:text-properties fo:font-size="14pt" style:font-size-asian="14pt" style:font-size-complex="14pt"/>
    </style:style>
    <style:style style:name="T1" style:family="text">
      <style:text-properties style:font-name="Times New Roman" fo:font-size="14pt" fo:font-weight="bold" style:font-size-asian="14pt" style:language-asian="es" style:country-asian="ES" style:font-weight-asian="bold" style:font-size-complex="14pt" style:font-weight-complex="bold"/>
    </style:style>
    <style:style style:name="T2" style:family="text">
      <style:text-properties style:font-name="Times New Roman" fo:font-size="14pt" fo:font-weight="normal" style:font-size-asian="14pt" style:language-asian="es" style:country-asian="ES" style:font-weight-asian="normal" style:font-size-complex="14pt" style:font-weight-complex="normal"/>
    </style:style>
    <style:style style:name="T3" style:family="text">
      <style:text-properties fo:color="#0000ff" fo:font-size="13pt" style:text-underline-style="solid" style:text-underline-width="auto" style:text-underline-color="font-color" style:font-size-asian="13pt" style:language-asian="es" style:country-asian="ES" style:font-size-complex="13pt"/>
    </style:style>
    <style:style style:name="T4" style:family="text">
      <style:text-properties style:language-asian="es" style:country-asian="ES"/>
    </style:style>
    <style:style style:name="T5" style:family="text">
      <style:text-properties style:text-underline-style="none"/>
    </style:style>
    <style:style style:name="T6" style:family="text">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T7" style:family="text">
      <style:text-properties fo:color="#000000" style:font-name="Times New Roman" fo:font-size="14pt" fo:font-style="normal" style:text-underline-style="none" fo:font-weight="bold" style:font-size-asian="14pt" style:language-asian="es" style:country-asian="ES" style:font-style-asian="normal" style:font-weight-asian="bold" style:font-size-complex="14pt" style:font-style-complex="normal" style:font-weight-complex="bold"/>
    </style:style>
    <style:style style:name="T8" style:family="text">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T9" style:family="text">
      <style:text-properties fo:font-style="italic" style:font-style-asian="italic" style:font-style-complex="italic"/>
    </style:style>
    <style:style style:name="T10" style:family="text">
      <style:text-properties fo:font-style="italic" style:language-asian="es" style:country-asian="ES" style:font-style-asian="italic" style:font-style-complex="italic"/>
    </style:style>
    <style:style style:name="T11" style:family="text">
      <style:text-properties style:text-position="super 58%"/>
    </style:style>
    <style:style style:name="T12" style:family="text">
      <style:text-properties fo:font-size="13pt" style:font-size-asian="13pt" style:font-size-complex="13pt"/>
    </style:style>
    <style:style style:name="T13" style:family="text">
      <style:text-properties style:text-underline-style="solid" style:text-underline-width="auto" style:text-underline-color="font-color" style:language-asian="es" style:country-asian="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4"/>
      <text:p text:style-name="P14">Facultad de Informática</text:p>
      <text:p text:style-name="P12">Euskal Herriko Unibertsitatea – Universidad del País Vasco</text:p>
      <text:p text:style-name="P15">Curso 2011-2012</text:p>
      <text:p text:style-name="P14"/>
      <text:p text:style-name="P14"/>
      <text:p text:style-name="P16">Proyecto de Estructura de Computadores:</text:p>
      <text:p text:style-name="P17">Gravity DS </text:p>
      <text:p text:style-name="P13"/>
      <text:list xml:id="list2166200498" text:style-name="L1">
        <text:list-header>
          <text:h text:style-name="P28" text:outline-level="1"/>
        </text:list-header>
      </text:list>
      <text:h text:style-name="P22" text:outline-level="1"/>
      <text:h text:style-name="P23" text:outline-level="1">Proyecto desarrolado por Puma Corporation<text:span text:style-name="T11">TM</text:span><text:span text:style-name="T5">, cuyos integrantes son</text:span>:</text:h>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9"><text:s/>Daniel Franco Barranco</text:p>
          </table:table-cell>
          <table:table-cell table:style-name="Tabla2.A1" office:value-type="string">
            <text:p text:style-name="P11">Asier Mujika Aramendia</text:p>
          </table:table-cell>
          <table:table-cell table:style-name="Tabla2.A1" office:value-type="string">
            <text:p text:style-name="P11">Iván Matellanes Pastoriza</text:p>
          </table:table-cell>
        </table:table-row>
        <table:table-row>
          <table:table-cell table:style-name="Tabla2.A1" office:value-type="string">
            <text:p text:style-name="P18">Facultad de Informática (UPV/EHU)</text:p>
          </table:table-cell>
          <table:table-cell table:style-name="Tabla2.A1" office:value-type="string">
            <text:p text:style-name="P18">Facultad de Informática (UPV/EHU)</text:p>
          </table:table-cell>
          <table:table-cell table:style-name="Tabla2.A1" office:value-type="string">
            <text:p text:style-name="P18">Facultad de Informática (UPV/EHU)</text:p>
          </table:table-cell>
        </table:table-row>
        <table:table-row>
          <table:table-cell table:style-name="Tabla2.A1" office:value-type="string">
            <text:p text:style-name="P19"><text:span text:style-name="T4">E-mail: </text:span><text:a xlink:type="simple" xlink:href="mailto:%7Bgonzalo.alvarez@ehu.es"><text:span text:style-name="T12">d</text:span></text:a><text:span text:style-name="T3">franco007@ikasle.ehu.e</text:span><text:a xlink:type="simple" xlink:href="mailto:j.martin@ehu.es"><text:span text:style-name="T12">s</text:span></text:a></text:p>
          </table:table-cell>
          <table:table-cell table:style-name="Tabla2.A1" office:value-type="string">
            <text:p text:style-name="P19"><text:span text:style-name="T4">E-mail: </text:span><text:span text:style-name="T3">amujika009@ikasle.ehu.es</text:span></text:p>
          </table:table-cell>
          <table:table-cell table:style-name="Tabla2.A1" office:value-type="string">
            <text:p text:style-name="P19"><text:span text:style-name="T4">E-mail: </text:span><text:a xlink:type="simple" xlink:href="mailto:%7Bimatellanesxxx@ehu.es"><text:span text:style-name="T12">imatellanes</text:span></text:a><text:span text:style-name="T3">003</text:span><text:a xlink:type="simple" xlink:href="mailto:%7Bimatellanesxxx@ehu.es"><text:span text:style-name="T12">@ikasle.ehu.e</text:span></text:a><text:span text:style-name="T12">s</text:span></text:p>
          </table:table-cell>
        </table:table-row>
      </table:table>
      <text:h text:style-name="P6" text:outline-level="1"/>
      <text:p text:style-name="P2"/>
      <text:p text:style-name="P1"><text:span text:style-name="T2">Profesora:</text:span><text:span text:style-name="T1"> Edurne Larraza Mendiluze</text:span></text:p>
      <text:p text:style-name="P2"/>
      <text:p text:style-name="P2"/>
      <text:p text:style-name="P3"/>
      <text:p text:style-name="P5">Donostia, a 17 de Mayo de 2012</text:p>
      <text:p text:style-name="P4"><text:soft-page-break/></text:p>
      <text:h text:style-name="P10" text:outline-level="1">Índice</text:h>
      <text:p text:style-name="P7"/>
      <text:p text:style-name="P8">1. RESUMEN....................................................................................................................................3</text:p>
      <text:p text:style-name="P8"/>
      <text:p text:style-name="P8">2. INTRODUCCIÓN........................................................................................................................X</text:p>
      <text:p text:style-name="P8"><text:tab/>2.1 Lorem ipsum....................................................................................................................X</text:p>
      <text:p text:style-name="P8"><text:tab/>2.2 Lorem ipsum....................................................................................................................X</text:p>
      <text:p text:style-name="P8"/>
      <text:p text:style-name="P8">3. CORPUS.........................................................................................................................................X</text:p>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text:span text:style-name="T5"><text:tab/>1. </text:span>RESUMEN</text:p>
      <text:p text:style-name="P9"/>
      <text:p text:style-name="P20"><text:span text:style-name="T6"><text:tab/></text:span>Gravity DS es un videojuego de habilidad para Nintendo DS cuyo principal objetivo es evitar caer de las plataformas y aguantar el mayor tiempo posible jugando. El jugador posee el control del sentido gravitatorio, siendo ésta la única herramienta de la que dispone para mantenerse con vida. No se puede controlar el movimiento del personaje, es automático. Lo fundamental es evitar los obstáculos que se encuentran por el camino. Es necesario poner los cinco sentidos en la pantalla, y contar con destreza y reflejos para lograr una gran cantidad de puntos y entrar en el <text:span text:style-name="T9">ranking</text:span> de mejores puntuaciones. Opcionalmente, las monedas que aparecen de forma aleatoria a lo largo de la pantalla se pueden coger pulsando la pantalla táctil y suponen una bonificación de puntuación. El entretenimiento está garantizado.</text:p>
      <text:p text:style-name="P20"/>
      <text:p text:style-name="P21">Palabras clave: videojuego, gravedad, plataformas, aguantar</text:p>
      <text:p text:style-name="P21"/>
      <text:list xml:id="list1991882429" text:style-name="L2">
        <text:list-item>
          <text:list>
            <text:list-item>
              <text:list>
                <text:list-header>
                  <text:p text:style-name="P26"><text:span text:style-name="T7">3. </text:span><text:span text:style-name="T8">OBJETIVOS</text:span></text:p>
                </text:list-header>
              </text:list>
            </text:list-item>
          </text:list>
        </text:list-item>
      </text:list>
      <text:p text:style-name="P9"/>
      <text:p text:style-name="Standard"><text:tab/>Los principales objetivos de este proyecto son los siguientes:</text:p>
      <text:p text:style-name="Standard"/>
      <text:list xml:id="list1314722225" text:style-name="L3">
        <text:list-item>
          <text:p text:style-name="P24">Aprender cómo funciona el subsistema de entrada/salida en un computador real.</text:p>
        </text:list-item>
        <text:list-item>
          <text:p text:style-name="P24">Comprender y utilizar el entorno de trabajo de la Nintendo DS.</text:p>
        </text:list-item>
        <text:list-item>
          <text:p text:style-name="P24">Conocer de primera mano las etapas de desarrollo de un proyecto científico-técnico.</text:p>
        </text:list-item>
        <text:list-item>
          <text:p text:style-name="P24">Mejorar las capacidades de comunicación y trabajo en equipo.</text:p>
        </text:list-item>
        <text:list-item>
          <text:p text:style-name="P24">Perfeccionar las habilidades de expresión oral y escrita.</text:p>
        </text:list-item>
        <text:list-item>
          <text:p text:style-name="P24">Asentar las bases adquiridas de programación estructurada.</text:p>
        </text:list-item>
      </text:list>
      <text:p text:style-name="Standard"/>
      <text:list xml:id="list223420436" text:continue-list="list1991882429" text:style-name="L2">
        <text:list-item>
          <text:list>
            <text:list-item>
              <text:list>
                <text:list-header>
                  <text:p text:style-name="P26"><text:span text:style-name="T7">5. </text:span><text:span text:style-name="T8">CONCLUSIONES</text:span></text:p>
                </text:list-header>
              </text:list>
            </text:list-item>
          </text:list>
        </text:list-item>
      </text:list>
      <text:p text:style-name="Standard"><text:span text:style-name="T4"><text:tab/></text:span></text:p>
      <text:p text:style-name="P20"><text:span text:style-name="T4"><text:tab/>La elaboración de este proyecto nos ha reportado grandes beneficios en materia de conocimiento. Una de las primeras conclusiones que sacamos es que la programación de la entrada/salida de un computador no es, ni mucho menos, un enigma irresoluble para nosotros. <text:tab/>Hemos aprendido cómo funcionan los controladores de los periféricos y cómo se pueden adecuar a las necesidades específicas de cada máquina particular en momentos concretos, si bien la versión sobre la que hemos trabajado (Nintendo DS) es más simple que una máquina tan común hoy en día como es el PC. Hemos visto que los computadores poseen diferentes formas de interactuar con el usuario y se pueden gestionar de distintas maneras, teniendo que elegir nosotros la más adecuada a nuestro proyecto.</text:span></text:p>
      <text:p text:style-name="P20"><text:span text:style-name="T4"><text:tab/>Sobre la arquitectura propia de la Nintendo DS concluimos que es una arquitectura sencilla, pues está basada en gran parte en la arquitectura de su predecesora, la GameBoy Advance, y por lo tanto no es de lo más moderna. Ha sido estudiada en profundidad por muchos desarrolladores, lo que nos ofrece ventaja, ya que existe mucho material explicativo sobre el desarrollo de </text:span><text:span text:style-name="T10">homebrew</text:span><text:span text:style-name="T4"> para NDS en la red. La inexistencia de sistema operativo nos parece un acierto, favoreciendo la libertad para </text:span><text:span text:style-name="T13">idear</text:span><text:span text:style-name="T4"> y </text:span><text:span text:style-name="T13">crear</text:span><text:span text:style-name="T4"> con la máquina.</text:span></text:p>
      <text:p text:style-name="P20"><text:span text:style-name="T4"><text:tab/>Otra conclusión importante es la sencillez con la que se puede hacer un programa para una plataforma distinta a la que se está usando. No imaginábamos que con sólo un par de clicks pudiésemos compilar un programa para Nintendo DS al igual que compilamos para el PC. Nos adentramos también en un mundo nuevo, el </text:span><text:span text:style-name="T10">cross compiling</text:span><text:span text:style-name="T4">.</text:span></text:p>
      <text:p text:style-name="P20"><text:span text:style-name="T4"><text:tab/>Por último, pero no por ello menos importante, como grupo hemos salido reforzados de esta </text:span><text:soft-page-break/><text:span text:style-name="T4">experiencia. El proyecto nos ha servido para enfrentarnos a problemas reales que podremos encontrarnos en el mundo laboral. El reto de trabajar en equipo no ha podido con nosotros, y además nos atrevemos a decir que lo hemos superado con nota. La comunicación y el apisonamiento de Mati han sido la clave para llevar este trabajo adel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Standard" style:default-outline-level="1" style:list-style-name="">
      <style:paragraph-properties fo:keep-with-next="always"/>
      <style:text-properties fo:font-size="12pt" fo:language="es" fo:country="ES"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1T23:14:52.57</meta:creation-date>
    <dc:date>2012-05-15T19:06:44</dc:date>
    <meta:editing-duration>PT2H43M57S</meta:editing-duration>
    <meta:editing-cycles>21</meta:editing-cycles>
    <meta:generator>LibreOffice/3.5$Linux_X86_64 LibreOffice_project/350m1$Build-2</meta:generator>
    <meta:document-statistic meta:table-count="1" meta:image-count="0" meta:object-count="0" meta:page-count="4" meta:paragraph-count="40" meta:word-count="632" meta:character-count="4663" meta:non-whitespace-character-count="4063"/>
  </office:meta>
</office:document-meta>
</file>